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de74" officeooo:paragraph-rsid="0009de74"/>
    </style:style>
    <style:style style:name="P2" style:family="paragraph" style:parent-style-name="Standard">
      <style:text-properties officeooo:rsid="000aa599" officeooo:paragraph-rsid="000aa599"/>
    </style:style>
    <style:style style:name="P3" style:family="paragraph" style:parent-style-name="Standard">
      <style:text-properties officeooo:rsid="000d51ea" officeooo:paragraph-rsid="000d51ea"/>
    </style:style>
    <style:style style:name="T1" style:family="text">
      <style:text-properties officeooo:rsid="000ba0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ck correlations between significant variables</text:p>
      <text:p text:style-name="P1">Check LarmVSlengthVSmomentum in col scale</text:p>
      <text:p text:style-name="P2">Ask Marian how to benchmark the clustering</text:p>
      <text:p text:style-name="P2">Start working on dptt</text:p>
      <text:p text:style-name="P2">Add link to original dptt paper, mention Marian, <text:span text:style-name="T1">make into bullets the <text:s/>CV on phd info, Isolate proceedings as publication, add skills section, specify I’m DPHil student</text:span></text:p>
      <text:p text:style-name="P3">Ask Kang about his talk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15:26:31.713730653</meta:creation-date>
    <dc:date>2023-07-03T21:49:02.047751277</dc:date>
    <meta:editing-duration>PT12H16S</meta:editing-duration>
    <meta:editing-cycles>1</meta:editing-cycles>
    <meta:document-statistic meta:table-count="0" meta:image-count="0" meta:object-count="0" meta:page-count="1" meta:paragraph-count="6" meta:word-count="53" meta:character-count="345" meta:non-whitespace-character-count="297"/>
    <meta:generator>LibreOffice/7.3.7.2$Linux_X86_64 LibreOffice_project/30$Build-2</meta:generator>
  </office:meta>
</office:document-meta>
</file>